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09fa" officeooo:paragraph-rsid="001c09fa"/>
    </style:style>
    <style:style style:name="P2" style:family="paragraph" style:parent-style-name="Preformatted_20_Text">
      <style:text-properties officeooo:rsid="001cb208" officeooo:paragraph-rsid="001cb208"/>
    </style:style>
    <style:style style:name="P3" style:family="paragraph" style:parent-style-name="Preformatted_20_Text">
      <style:text-properties fo:font-weight="bold" officeooo:rsid="001c09fa" officeooo:paragraph-rsid="001c09fa" style:font-weight-asian="bold" style:font-weight-complex="bold"/>
    </style:style>
    <style:style style:name="P4" style:family="paragraph" style:parent-style-name="Preformatted_20_Text">
      <style:text-properties fo:font-weight="bold" officeooo:rsid="001c09fa" officeooo:paragraph-rsid="0020a588" style:font-weight-asian="bold" style:font-weight-complex="bold"/>
    </style:style>
    <style:style style:name="P5" style:family="paragraph" style:parent-style-name="Preformatted_20_Text">
      <style:text-properties fo:font-weight="bold" officeooo:rsid="001cb208" officeooo:paragraph-rsid="001cb208" style:font-weight-asian="bold" style:font-weight-complex="bold"/>
    </style:style>
    <style:style style:name="P6" style:family="paragraph" style:parent-style-name="Preformatted_20_Text">
      <style:text-properties style:font-name="monospace" fo:font-weight="normal" officeooo:rsid="001c09fa" officeooo:paragraph-rsid="0020a588" style:font-weight-asian="normal" style:font-weight-complex="normal"/>
    </style:style>
    <style:style style:name="P7" style:family="paragraph" style:parent-style-name="Preformatted_20_Text">
      <style:text-properties style:font-name="monospace" officeooo:rsid="0020a588" officeooo:paragraph-rsid="001c09fa"/>
    </style:style>
    <style:style style:name="P8" style:family="paragraph" style:parent-style-name="Preformatted_20_Text">
      <style:text-properties officeooo:rsid="001f9ada" officeooo:paragraph-rsid="001f9ada"/>
    </style:style>
    <style:style style:name="P9" style:family="paragraph" style:parent-style-name="Preformatted_20_Text">
      <style:text-properties officeooo:rsid="0020a588" officeooo:paragraph-rsid="0020a588"/>
    </style:style>
    <style:style style:name="P10" style:family="paragraph" style:parent-style-name="Preformatted_20_Text">
      <style:text-properties fo:color="#ff0000" fo:font-weight="bold" officeooo:rsid="001c09fa" officeooo:paragraph-rsid="001c09fa" style:font-weight-asian="bold" style:font-weight-complex="bold"/>
    </style:style>
    <style:style style:name="P11" style:family="paragraph" style:parent-style-name="Preformatted_20_Text">
      <style:text-properties fo:font-weight="normal" officeooo:rsid="0020a588" officeooo:paragraph-rsid="0020a588" style:font-weight-asian="normal" style:font-weight-complex="normal"/>
    </style:style>
    <style:style style:name="P12" style:family="paragraph" style:parent-style-name="Preformatted_20_Text">
      <style:text-properties fo:color="#000000" style:font-name="monospace" fo:font-weight="normal" officeooo:rsid="001c09fa" officeooo:paragraph-rsid="0020a588" fo:background-color="#ffffff" style:font-weight-asian="normal" style:font-weight-complex="normal"/>
    </style:style>
    <style:style style:name="P13" style:family="paragraph" style:parent-style-name="Preformatted_20_Text">
      <style:text-properties fo:color="#000000" style:font-name="monospace" fo:font-weight="normal" officeooo:rsid="0020a588" officeooo:paragraph-rsid="0020a588" fo:background-color="#ffffff" style:font-weight-asian="normal" style:font-weight-complex="normal"/>
    </style:style>
    <style:style style:name="P14" style:family="paragraph" style:parent-style-name="Preformatted_20_Text">
      <style:text-properties fo:color="#000000" style:font-name="monospace" fo:font-weight="normal" officeooo:rsid="001cb208" officeooo:paragraph-rsid="001cb208" fo:background-color="#ffffff" style:font-weight-asian="normal" style:font-weight-complex="normal"/>
    </style:style>
    <style:style style:name="P15" style:family="paragraph" style:parent-style-name="Preformatted_20_Text">
      <style:text-properties fo:color="#000000" style:font-name="monospace" fo:font-weight="normal" officeooo:rsid="0021a451" officeooo:paragraph-rsid="0021a451" fo:background-color="#ffffff" style:font-weight-asian="normal" style:font-weight-complex="normal"/>
    </style:style>
    <style:style style:name="P16" style:family="paragraph" style:parent-style-name="Preformatted_20_Text">
      <style:text-properties fo:color="#000000" style:font-name="monospace" fo:font-weight="bold" officeooo:rsid="0021a451" officeooo:paragraph-rsid="0021a451" fo:background-color="#ffffff" style:font-weight-asian="bold" style:font-weight-complex="bold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20a588" fo:background-color="#ffffff" loext:char-shading-value="0"/>
    </style:style>
    <style:style style:name="T3" style:family="text">
      <style:text-properties officeooo:rsid="001f9a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lyen fájlszerkeszt parancsok vannak?</text:p>
      <text:p text:style-name="P2"><text:span text:style-name="T3">t</text:span>ouch, <text:span text:style-name="T3">cat, du, file, mv, cp, rm</text:span></text:p>
      <text:p text:style-name="P1"/>
      <text:p text:style-name="P1"/>
      <text:p text:style-name="P3">Milyen paranccsal hozhatunk létre egy új üres állományt?</text:p>
      <text:p text:style-name="P8">touch</text:p>
      <text:p text:style-name="P1"/>
      <text:p text:style-name="P3">Milyen paranccsal törölhetek egy állományt?</text:p>
      <text:p text:style-name="P8">rm</text:p>
      <text:p text:style-name="P1"/>
      <text:p text:style-name="P3">Milyen paranccsal nevezhetek át egy állományt? Írjon példát.</text:p>
      <text:p text:style-name="P8">mv text1.txt text2.txt</text:p>
      <text:p text:style-name="P1"/>
      <text:p text:style-name="P3">Milyen paranccsal mozgathatok egy saját könyvtáramból egy alkönyvtárba egy fájlt. Írjon példát.</text:p>
      <text:p text:style-name="P8">mv text.txt célmappa/text.txt</text:p>
      <text:p text:style-name="P1"/>
      <text:p text:style-name="P3">Hozza létre újra a Proba könyvtárat, és másolja bele az /etc könyvtár passwd fájlját!</text:p>
      <text:p text:style-name="P8">mkdir Proba</text:p>
      <text:p text:style-name="P8">cp /etc/passwd Proba</text:p>
      <text:p text:style-name="P1"/>
      <text:p text:style-name="P4">Nézze meg a Proba könyvtár passwd fájljának linkszámát! Hozzon létre egy hardlinket erre a fájlra jelszofajl néven! </text:p>
      <text:p text:style-name="P6"><text:span text:style-name="T1">ln Proba/passwd </text:span><text:span text:style-name="T2">Proba/</text:span><text:span text:style-name="T1">jelszofajl</text:span></text:p>
      <text:p text:style-name="P12"/>
      <text:p text:style-name="P4">Jelenítse meg a jelszofajl tartalmát! Mennyi a linkszáma ennek és az eredeti fájlnak?</text:p>
      <text:p text:style-name="P7">2</text:p>
      <text:p text:style-name="P7"/>
      <text:p text:style-name="P3">Törölje a passwd nev fájlt! Mennyi most a linkszám? Megjeleníthet a jelszofajl tartalma?</text:p>
      <text:p text:style-name="P9">2</text:p>
      <text:p text:style-name="P9">igen megjeleníthető</text:p>
      <text:p text:style-name="P1"/>
      <text:p text:style-name="P3">Nevezze át a jelszofajl-t passwd-re! Hozzon létre egy softlinket erre a fájlra, a neve legyen s_p.txt!</text:p>
      <text:p text:style-name="P9">mv Proba/jelszofajl Proba/passwd</text:p>
      <text:p text:style-name="P1"/>
      <text:p text:style-name="P10">Milyen hosszú ez a fájl? Miért ennyi?</text:p>
      <text:p text:style-name="P1"/>
      <text:p text:style-name="P1"/>
      <text:p text:style-name="P3">Jelenítse meg az s_p.txt tartalmát!</text:p>
      <text:p text:style-name="P9">cat s_p.txt</text:p>
      <text:p text:style-name="P1"/>
      <text:p text:style-name="P3">Jelenítse meg a tartalomjegyzéket! Hol látható, hogy ez a fájl valójában softlink</text:p>
      <text:p text:style-name="P11">file s_p.txt</text:p>
      <text:p text:style-name="P13">s_p.txt: symbolic link to passwd</text:p>
      <text:p text:style-name="P3"/>
      <text:p text:style-name="P5">Rejtett fájlok száma egy könyvtárban</text:p>
      <text:p text:style-name="P14">ls -a | grep "^\." | wc -l<text:line-break/></text:p>
      <text:p text:style-name="P14"/>
      <text:p text:style-name="P16">Mi a stdin?</text:p>
      <text:p text:style-name="P15">Alapértelmezett input, alapértelmezetten a billentyűzet.</text:p>
      <text:p text:style-name="P15"/>
      <text:p text:style-name="P16">Mi a stdout?</text:p>
      <text:p text:style-name="P15">Alapértelmezett output, alapból a képernyő.</text:p>
      <text:p text:style-name="P15"/>
      <text:p text:style-name="P16">Mire használjuk a ”&lt;„ karaktert?</text:p>
      <text:p text:style-name="P15">A bemenetet tudjuk a billentyűzetről máshova irányítani.</text:p>
      <text:p text:style-name="P15"/>
      <text:p text:style-name="P16"><text:soft-page-break/></text:p>
      <text:p text:style-name="P16">Mire használjuk a ”&gt;„ karaktert?</text:p>
      <text:p text:style-name="P15">A kimenetet tudjuk a képernyőről máshova irányítani, pl.: fájlba.</text:p>
      <text:p text:style-name="P15"/>
      <text:p text:style-name="P16">Mire használjuk a „|” karaktert?</text:p>
      <text:p text:style-name="P15">Az egyik program kimenetét egy másik program bemenetére irányítani.</text:p>
      <text:p text:style-name="P15"/>
      <text:p text:style-name="P16">Írassuk a ki a belépett felhasználók neveit, a kimenetet a users.txt fájlba irányítva.</text:p>
      <text:p text:style-name="P15">users | cat &gt; users.tx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21:19:47.440934652</dc:date>
    <meta:editing-duration>PT52M15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2" meta:paragraph-count="42" meta:word-count="260" meta:character-count="1761" meta:non-whitespace-character-count="1540"/>
  </office:meta>
</office:document-meta>
</file>